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Arial Unicode MS'" style:font-charset="x-symbol"/>
    <style:font-face style:name="StarSymbol" svg:font-family="StarSymbol" style:font-charset="x-symbol"/>
    <style:font-face style:name="OpenSymbol1" svg:font-family="OpenSymbol, 'Arial Unicode MS'"/>
    <style:font-face style:name="Symbol" svg:font-family="Symbol"/>
    <style:font-face style:name="sans-serif" svg:font-family="sans-serif"/>
    <style:font-face style:name="sans-serif1" svg:font-family="sans-serif, Arial"/>
    <style:font-face style:name="FreeSans1" svg:font-family="FreeSans" style:font-family-generic="swiss"/>
    <style:font-face style:name="Abyssinica SIL" svg:font-family="'Abyssinica SIL'"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Bitstream Charter" fo:font-size="12pt" style:font-size-asian="12pt" style:font-size-complex="12pt"/>
    </style:style>
    <style:style style:name="P2" style:family="paragraph" style:parent-style-name="Standard">
      <style:paragraph-properties fo:line-height="150%"/>
      <style:text-properties style:font-name="Bitstream Charter" fo:font-size="12pt" style:font-size-asian="12pt" style:font-size-complex="12pt"/>
    </style:style>
    <style:style style:name="P3" style:family="paragraph" style:parent-style-name="Standard">
      <style:paragraph-properties fo:line-height="150%"/>
      <style:text-properties style:font-name="Bitstream Charter" fo:font-size="12pt" officeooo:paragraph-rsid="001f57b4" style:font-size-asian="12pt" style:font-size-complex="12pt"/>
    </style:style>
    <style:style style:name="P4" style:family="paragraph" style:parent-style-name="Standard">
      <style:paragraph-properties fo:line-height="150%" fo:text-align="justify" style:justify-single-word="false"/>
      <style:text-properties style:font-name="Bitstream Charter" fo:font-size="12pt" style:font-size-asian="12pt" style:font-size-complex="12pt"/>
    </style:style>
    <style:style style:name="P5" style:family="paragraph" style:parent-style-name="Standard">
      <style:paragraph-properties fo:line-height="150%" fo:text-align="justify" style:justify-single-word="false"/>
      <style:text-properties style:font-name="Bitstream Charter" fo:font-size="12pt" officeooo:paragraph-rsid="001f57b4" style:font-size-asian="12pt" style:font-size-complex="12pt"/>
    </style:style>
    <style:style style:name="P6" style:family="paragraph" style:parent-style-name="Standard" style:list-style-name="L3">
      <style:paragraph-properties fo:line-height="150%"/>
      <style:text-properties style:font-name="Bitstream Charter" fo:font-size="12pt" officeooo:rsid="000d9cf8" officeooo:paragraph-rsid="001f57b4" style:font-size-asian="12pt" style:font-size-complex="12pt"/>
    </style:style>
    <style:style style:name="P7" style:family="paragraph" style:parent-style-name="Standard" style:list-style-name="WW8Num4">
      <style:paragraph-properties fo:line-height="150%"/>
      <style:text-properties style:font-name="Bitstream Charter" fo:font-size="12pt" officeooo:paragraph-rsid="001f57b4" style:font-size-asian="12pt" style:font-name-complex="sans-serif1" style:font-size-complex="12pt"/>
    </style:style>
    <style:style style:name="P8" style:family="paragraph" style:parent-style-name="Standard" style:list-style-name="L3">
      <style:paragraph-properties fo:line-height="150%"/>
      <style:text-properties style:font-name="Bitstream Charter" fo:font-size="12pt" fo:font-weight="normal" officeooo:rsid="00103511" officeooo:paragraph-rsid="001f57b4" style:font-size-asian="12pt" style:font-weight-asian="normal" style:font-size-complex="12pt" style:font-weight-complex="normal"/>
    </style:style>
    <style:style style:name="P9" style:family="paragraph" style:parent-style-name="Standard" style:list-style-name="L3">
      <style:paragraph-properties fo:line-height="150%"/>
      <style:text-properties style:font-name="Bitstream Charter" fo:font-size="12pt" fo:font-weight="normal" officeooo:rsid="000d9cf8" officeooo:paragraph-rsid="001f57b4" style:font-size-asian="12pt" style:font-weight-asian="normal" style:font-size-complex="12pt" style:font-weight-complex="normal"/>
    </style:style>
    <style:style style:name="P10" style:family="paragraph" style:parent-style-name="Standard" style:list-style-name="L3">
      <style:paragraph-properties fo:line-height="150%"/>
      <style:text-properties style:font-name="Bitstream Charter" fo:font-size="12pt" fo:font-weight="normal" officeooo:rsid="00101e60" officeooo:paragraph-rsid="001f57b4" style:font-size-asian="12pt" style:font-weight-asian="normal" style:font-size-complex="12pt" style:font-weight-complex="normal"/>
    </style:style>
    <style:style style:name="P11" style:family="paragraph" style:parent-style-name="Standard">
      <style:paragraph-properties fo:line-height="150%"/>
      <style:text-properties style:font-name="Bitstream Charter" fo:font-size="12pt" fo:font-weight="normal" officeooo:paragraph-rsid="001f57b4" style:font-size-asian="12pt" style:font-weight-asian="normal" style:font-size-complex="12pt" style:font-weight-complex="normal"/>
    </style:style>
    <style:style style:name="P12" style:family="paragraph" style:parent-style-name="Standard" style:list-style-name="L3">
      <style:paragraph-properties fo:line-height="150%" fo:text-align="justify" style:justify-single-word="false"/>
      <style:text-properties style:font-name="Bitstream Charter" fo:font-size="12pt" fo:font-weight="normal" officeooo:rsid="00133001" officeooo:paragraph-rsid="001f57b4" style:font-size-asian="12pt" style:font-weight-asian="normal" style:font-name-complex="Abyssinica SIL" style:font-size-complex="12pt" style:font-weight-complex="normal"/>
    </style:style>
    <style:style style:name="P13" style:family="paragraph" style:parent-style-name="Standard" style:list-style-name="WW8Num4">
      <style:paragraph-properties fo:line-height="150%"/>
      <style:text-properties style:font-name="Bitstream Charter" fo:font-size="12pt" fo:font-weight="normal" officeooo:paragraph-rsid="001f57b4" style:font-size-asian="12pt" style:font-weight-asian="normal" style:font-name-complex="sans-serif1" style:font-size-complex="12pt" style:font-weight-complex="normal"/>
    </style:style>
    <style:style style:name="P14" style:family="paragraph" style:parent-style-name="Standard">
      <style:paragraph-properties fo:line-height="150%"/>
      <style:text-properties style:font-name="Bitstream Charter" fo:font-size="12pt" fo:font-weight="bold" style:font-size-asian="12pt" style:font-weight-asian="bold" style:font-size-complex="12pt" style:font-weight-complex="bold"/>
    </style:style>
    <style:style style:name="P15" style:family="paragraph" style:parent-style-name="Standard">
      <style:paragraph-properties fo:line-height="100%"/>
      <style:text-properties style:font-name="Bitstream Charter" fo:font-size="12pt" fo:font-weight="bold" style:font-size-asian="12pt" style:font-weight-asian="bold" style:font-size-complex="12pt" style:font-weight-complex="bold"/>
    </style:style>
    <style:style style:name="P16" style:family="paragraph" style:parent-style-name="Standard">
      <style:text-properties style:font-name="Bitstream Charter" fo:font-size="18pt" style:text-underline-style="solid" style:text-underline-width="auto" style:text-underline-color="font-color" style:font-size-asian="18pt" style:font-size-complex="18pt"/>
    </style:style>
    <style:style style:name="P17" style:family="paragraph" style:parent-style-name="Standard">
      <style:paragraph-properties fo:margin-top="0.101cm" fo:margin-bottom="0.101cm" loext:contextual-spacing="false" fo:line-height="150%" fo:text-align="justify" style:justify-single-word="false"/>
      <style:text-properties style:font-name="Bitstream Charter" fo:font-size="12pt" officeooo:paragraph-rsid="001f57b4" style:font-size-asian="12pt" style:font-size-complex="12pt"/>
    </style:style>
    <style:style style:name="P18" style:family="paragraph" style:parent-style-name="Text_20_body">
      <style:paragraph-properties fo:line-height="150%"/>
      <style:text-properties style:font-name="Bitstream Charter" fo:font-size="12pt" style:font-size-asian="12pt" style:font-size-complex="12pt"/>
    </style:style>
    <style:style style:name="P19" style:family="paragraph" style:parent-style-name="Text_20_body">
      <style:paragraph-properties fo:line-height="150%"/>
      <style:text-properties style:font-name="Bitstream Charter" fo:font-size="12pt" officeooo:paragraph-rsid="001f57b4" style:font-size-asian="12pt" style:font-size-complex="12pt"/>
    </style:style>
    <style:style style:name="P20" style:family="paragraph" style:parent-style-name="Text_20_body" style:list-style-name="L1">
      <style:paragraph-properties fo:line-height="150%"/>
      <style:text-properties style:font-name="Bitstream Charter" fo:font-size="12pt" officeooo:paragraph-rsid="00188293" style:font-size-asian="12pt" style:font-size-complex="12pt"/>
    </style:style>
    <style:style style:name="P21" style:family="paragraph" style:parent-style-name="Text_20_body" style:list-style-name="L2">
      <style:paragraph-properties fo:line-height="150%"/>
      <style:text-properties style:font-name="Bitstream Charter" fo:font-size="12pt" style:font-size-asian="12pt" style:font-size-complex="12pt"/>
    </style:style>
    <style:style style:name="P22" style:family="paragraph" style:parent-style-name="Text_20_body" style:list-style-name="L5">
      <style:paragraph-properties fo:line-height="150%" fo:text-align="justify" style:justify-single-word="false"/>
      <style:text-properties style:font-name="Bitstream Charter" fo:font-size="12pt" style:font-size-asian="12pt" style:font-size-complex="12pt"/>
    </style:style>
    <style:style style:name="P23" style:family="paragraph" style:parent-style-name="Text_20_body" style:list-style-name="L4">
      <style:paragraph-properties fo:line-height="150%" fo:text-align="justify" style:justify-single-word="false"/>
      <style:text-properties style:font-name="Bitstream Charter" fo:font-size="12pt" style:font-size-asian="12pt" style:font-size-complex="12pt"/>
    </style:style>
    <style:style style:name="P24" style:family="paragraph" style:parent-style-name="Text_20_body" style:list-style-name="L1">
      <style:paragraph-properties fo:margin-top="0cm" fo:margin-bottom="0cm" loext:contextual-spacing="false" fo:line-height="150%"/>
      <style:text-properties style:font-name="Bitstream Charter" fo:font-size="12pt" style:font-size-asian="12pt" style:font-size-complex="12pt"/>
    </style:style>
    <style:style style:name="P25" style:family="paragraph" style:parent-style-name="Text_20_body" style:list-style-name="L1">
      <style:paragraph-properties fo:margin-top="0cm" fo:margin-bottom="0cm" loext:contextual-spacing="false" fo:line-height="150%"/>
      <style:text-properties style:font-name="Bitstream Charter" fo:font-size="12pt" officeooo:paragraph-rsid="001d81d3" style:font-size-asian="12pt" style:font-size-complex="12pt"/>
    </style:style>
    <style:style style:name="P26" style:family="paragraph" style:parent-style-name="Text_20_body" style:list-style-name="L2">
      <style:paragraph-properties fo:margin-top="0cm" fo:margin-bottom="0cm" loext:contextual-spacing="false" fo:line-height="150%"/>
      <style:text-properties style:font-name="Bitstream Charter" fo:font-size="12pt" style:font-size-asian="12pt" style:font-size-complex="12pt"/>
    </style:style>
    <style:style style:name="T1" style:family="text">
      <style:text-properties officeooo:rsid="00176759"/>
    </style:style>
    <style:style style:name="T2" style:family="text">
      <style:text-properties style:text-underline-style="none"/>
    </style:style>
    <style:style style:name="T3" style:family="text">
      <style:text-properties style:font-name="Bitstream Charter" fo:font-size="12pt" style:font-size-asian="12pt" style:font-size-complex="12pt"/>
    </style:style>
    <style:style style:name="T4" style:family="text">
      <style:text-properties fo:font-size="12pt" style:font-size-asian="12pt" style:font-size-complex="12pt"/>
    </style:style>
    <style:style style:name="T5" style:family="text">
      <style:text-properties officeooo:rsid="001a3a14"/>
    </style:style>
    <style:style style:name="T6" style:family="text">
      <style:text-properties officeooo:rsid="001d81d3"/>
    </style:style>
    <style:style style:name="T7" style:family="text">
      <style:text-properties officeooo:rsid="00101e60"/>
    </style:style>
    <style:style style:name="T8" style:family="text">
      <style:text-properties fo:font-style="normal" style:font-style-asian="normal" style:font-style-complex="normal"/>
    </style:style>
    <style:style style:name="T9" style:family="text">
      <style:text-properties fo:font-weight="normal" style:font-weight-asian="normal" style:font-weight-complex="normal"/>
    </style:style>
    <style:style style:name="T10" style:family="text">
      <style:text-properties fo:font-weight="normal" officeooo:rsid="00101e60" style:font-weight-asian="normal" style:font-weight-complex="normal"/>
    </style:style>
    <style:style style:name="T11" style:family="text">
      <style:text-properties fo:font-weight="normal" officeooo:rsid="000d9cf8" style:font-weight-asian="normal" style:font-weight-complex="normal"/>
    </style:style>
    <style:style style:name="T12" style:family="text">
      <style:text-properties fo:font-weight="normal" officeooo:rsid="0015d5e5" style:font-weight-asian="normal" style:font-weight-complex="normal"/>
    </style:style>
    <style:style style:name="T13" style:family="text">
      <style:text-properties fo:font-weight="bold"/>
    </style:style>
    <style:style style:name="T14" style:family="text">
      <style:text-properties fo:font-weight="bold" officeooo:rsid="0015d5e5" style:font-weight-asian="bold" style:font-weight-complex="bold"/>
    </style:style>
    <style:style style:name="T15" style:family="text">
      <style:text-properties fo:font-weight="bold" officeooo:rsid="000d9cf8" style:font-weight-asian="bold" style:font-weight-complex="bold"/>
    </style:style>
    <style:style style:name="T16" style:family="text">
      <style:text-properties style:font-name-complex="Abyssinica SIL"/>
    </style:style>
    <style:style style:name="T17" style:family="text">
      <style:text-properties officeooo:rsid="0018c24a" style:font-name-complex="Abyssinica SIL"/>
    </style:style>
    <style:style style:name="T18" style:family="text">
      <style:text-properties officeooo:rsid="000d9cf8" style:font-name-complex="Abyssinica SIL"/>
    </style:style>
    <style:style style:name="T19" style:family="text">
      <style:text-properties officeooo:rsid="00133001" style:font-name-complex="Abyssinica SIL"/>
    </style:style>
    <style:style style:name="T20" style:family="text">
      <style:text-properties officeooo:rsid="000d9cf8"/>
    </style:style>
    <style:style style:name="T21" style:family="text">
      <style:text-properties fo:font-size="14pt" style:font-size-asian="14pt" style:font-size-complex="14pt"/>
    </style:style>
    <style:style style:name="T22" style:family="text">
      <style:text-properties fo:font-size="14pt" officeooo:rsid="0016fc5e" style:font-size-asian="14pt" style:font-size-complex="14pt"/>
    </style:style>
    <style:style style:name="T23" style:family="text">
      <style:text-properties fo:font-size="14pt" fo:font-weight="bold" officeooo:rsid="000d9cf8" style:font-size-asian="14pt" style:font-weight-asian="bold" style:font-size-complex="14pt" style:font-weight-complex="bold"/>
    </style:style>
    <style:style style:name="T24" style:family="text">
      <style:text-properties fo:font-size="14pt" fo:font-weight="normal" style:font-size-asian="14pt" style:font-weight-asian="normal" style:font-size-complex="14pt" style:font-weight-complex="normal"/>
    </style:style>
    <style:style style:name="T25" style:family="text">
      <style:text-properties fo:font-size="14pt" fo:font-weight="normal" officeooo:rsid="000d9cf8" style:font-size-asian="14pt" style:font-weight-asian="normal" style:font-size-complex="14pt" style:font-weight-complex="normal"/>
    </style:style>
    <style:style style:name="T26" style:family="text">
      <style:text-properties fo:font-size="14pt" fo:font-weight="normal" officeooo:rsid="0015d5e5" style:font-size-asian="14pt" style:font-weight-asian="normal" style:font-size-complex="14pt" style:font-weight-complex="normal"/>
    </style:style>
    <style:style style:name="T27" style:family="text">
      <style:text-properties officeooo:rsid="0015d5e5"/>
    </style:style>
    <style:style style:name="T28" style:family="text">
      <style:text-properties style:font-name="Liberation Serif" fo:font-size="14pt" fo:font-weight="normal" style:font-size-asian="14pt" style:font-weight-asian="normal" style:font-size-complex="14pt" style:font-weight-complex="normal"/>
    </style:style>
    <style:style style:name="T29" style:family="text">
      <style:text-properties style:font-name="Liberation Serif" fo:font-size="14pt" style:font-size-asian="14pt" style:font-size-complex="14pt"/>
    </style:style>
    <style:style style:name="T30" style:family="text">
      <style:text-properties style:font-name="Liberation Serif" fo:font-size="14pt" officeooo:rsid="0016fc5e" style:font-size-asian="14pt" style:font-size-complex="14pt"/>
    </style:style>
    <style:style style:name="T31" style:family="text">
      <style:text-properties officeooo:rsid="0016fc5e"/>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16"><text:span text:style-name="T2"><text:s text:c="30"/></text:span>ASSIGNMENT - <text:span text:style-name="T1">9</text:span></text:p>
      <text:p text:style-name="P1"/>
      <text:p text:style-name="P14">1.What qualities should a good Agile tester have?</text:p>
      <text:p text:style-name="P18"><text:s text:c="8"/>A good agile tester with sound technical knowledge is able to:</text:p>
      <text:list xml:id="list5676694346680564339" text:style-name="L1">
        <text:list-item>
          <text:p text:style-name="P24">Determine and advise which tests should be automated at which layer.</text:p>
        </text:list-item>
        <text:list-item>
          <text:p text:style-name="P25">Choose the right set of tools to help the testing <text:span text:style-name="T6">and good analytical capabilities to evaluate test results </text:span></text:p>
        </text:list-item>
        <text:list-item>
          <text:p text:style-name="P24">Help the developers in writing automated tests and analyze the results of the automated tests.</text:p>
        </text:list-item>
        <text:list-item>
          <text:p text:style-name="P24">Create different automation suites, such as smoke pack, full regression pack, end-to-end regression pack, etc.</text:p>
        </text:list-item>
        <text:list-item>
          <text:p text:style-name="P24">Minimize the execution time for the automated tests in order to obtain quick feedback</text:p>
        </text:list-item>
        <text:list-item>
          <text:p text:style-name="P25">Execute tests on a continuous basis <text:span text:style-name="T6">and make test results visible to make a collective decision </text:span></text:p>
        </text:list-item>
        <text:list-item>
          <text:p text:style-name="P24">Provide valuable metrics to the business</text:p>
        </text:list-item>
        <text:list-item>
          <text:p text:style-name="P20">Utilize the facilities of different testing tools to help with manual testin<text:span text:style-name="T5">g.</text:span></text:p>
        </text:list-item>
      </text:list>
      <text:list xml:id="list8057220698195064316" text:style-name="L2">
        <text:list-item>
          <text:p text:style-name="P26">Understand the user stories and their acceptance criteria </text:p>
        </text:list-item>
        <text:list-item>
          <text:p text:style-name="P26">Respond to change without impacting the business </text:p>
        </text:list-item>
        <text:list-item>
          <text:p text:style-name="P21">Constantly upgrade themselves using new tools and techniques </text:p>
        </text:list-item>
      </text:list>
      <text:p text:style-name="P15"/>
      <text:p text:style-name="P14">2.What is Test Driven Development (TDD) and how much does it help add business value?</text:p>
      <text:p text:style-name="P4"><text:s text:c="13"/>Test-driven development (TDD), also called test-driven design, is a method of software development in which unit testing is repeatedly done on source code. The process is iterated as many times as necessary until each unit is functioning according to the desired specifications. Test-driven development is part of a larger software design paradigm known as Extreme Programming (XP).</text:p>
      <text:list xml:id="list2413209668075461782" text:style-name="L3">
        <text:list-item>
          <text:p text:style-name="P8">Business value is attained by develping high quality software.</text:p>
        </text:list-item>
        <text:list-item>
          <text:p text:style-name="P9"><text:span text:style-name="T7">TDD </text:span>involves writing automated unit tests to prove that code is working. </text:p>
        </text:list-item>
        <text:list-item>
          <text:p text:style-name="P9">The test code is written <text:span text:style-name="T8">before</text:span> the implementation code is written. </text:p>
        </text:list-item>
        <text:list-item>
          <text:p text:style-name="P9"><text:soft-page-break/>By writing the tests first, <text:span text:style-name="T7">we can</text:span> know when the code is working once the tests pass. </text:p>
        </text:list-item>
        <text:list-item>
          <text:p text:style-name="P6"><text:span text:style-name="T9">These tests will prove that </text:span><text:span text:style-name="T10">the</text:span><text:span text:style-name="T9"> code is working </text:span><text:span text:style-name="T10">properly.</text:span></text:p>
        </text:list-item>
        <text:list-item>
          <text:p text:style-name="P10">Test-driven development can reduce the total cost of an application. </text:p>
        </text:list-item>
        <text:list-item>
          <text:p text:style-name="P10">The application will have fewer defects </text:p>
        </text:list-item>
        <text:list-item>
          <text:p text:style-name="P10">All of this leads to flexible, maintainable software that can be changed in less time with higher quality.</text:p>
        </text:list-item>
        <text:list-item>
          <text:p text:style-name="P12">Each new feature is added based on the tests. This makes the developer to write code to pass the test. </text:p>
        </text:list-item>
        <text:list-item>
          <text:p text:style-name="P12">This results in a more robust code, that is error and bug free. </text:p>
        </text:list-item>
        <text:list-item>
          <text:p text:style-name="P12">Releasing softwares with very little to no bugs can have huge plus points to a business and significantly increase business value.</text:p>
        </text:list-item>
      </text:list>
      <text:p text:style-name="P1"/>
      <text:p text:style-name="P14">3.What is CI? What is the effect of CI in schedule?</text:p>
      <text:p text:style-name="P2"><text:span text:style-name="T13"><text:s text:c="20"/>Continuous Integration</text:span> (CI) is a development practice that requires developers to <text:span text:style-name="T13">integrate</text:span> code into a shared repository several times a day. Each check-in is then verified by an automated build, allowing teams to detect problems early.</text:p>
      <text:list xml:id="list2083289248074402784" text:style-name="WW8Num4">
        <text:list-item>
          <text:p text:style-name="P13">Continuous integration automatically compiles,test and validates the components of our solution whenever a components changes.</text:p>
        </text:list-item>
        <text:list-item>
          <text:p text:style-name="P13">It provides frequent verification and notification of <text:span text:style-name="T20">changes to the code and application</text:span></text:p>
        </text:list-item>
        <text:list-item>
          <text:p text:style-name="P13"><text:span text:style-name="T17">It </text:span><text:span text:style-name="T16">is a development practice that requires developers to integrate code into a shared repository several times a day. Each </text:span><text:span text:style-name="T19">of them</text:span><text:span text:style-name="T16"> is then verified by an automated build, allowing teams to detect problems early.</text:span></text:p>
        </text:list-item>
        <text:list-item>
          <text:p text:style-name="P7">In the development phase of a project we normally completes the project and after that we does the testing process.</text:p>
        </text:list-item>
        <text:list-item>
          <text:p text:style-name="P7">In the project planning we normally allocates a particular time period for the coding and after that we plans to do the testing</text:p>
        </text:list-item>
        <text:list-item>
          <text:p text:style-name="P7">But the real case scenario is that there will be a delay in the completion of the coding </text:p>
        </text:list-item>
        <text:list-item>
          <text:p text:style-name="P7">So that there won’t be sufficient time for testing and clearing the bug.</text:p>
        </text:list-item>
        <text:list-item>
          <text:p text:style-name="P7">Thus the project won’t be completed in the expected time.</text:p>
        </text:list-item>
        <text:list-item>
          <text:p text:style-name="P13"><text:soft-page-break/><text:span text:style-name="T17">CI method</text:span><text:span text:style-name="T18"> avoids last-minute chaos at release dates. It allows for early warnings of broken code and conflicting changes. Any changes are also met with immediate testing. </text:span></text:p>
        </text:list-item>
      </text:list>
      <text:p text:style-name="P1"/>
      <text:p text:style-name="P2"/>
      <text:p text:style-name="P14">4.What is configuration management? </text:p>
      <text:p text:style-name="P17"><text:s text:c="21"/>Configuration management (CM) is the detailed recording and updating of information that describes an enterprise's hardware and software. It is the best solution to handling changes in software projects. It identifies the functional and physical attributes of software at various points in time, and performs systematic control of changes to the identified attributes for the purpose of maintaining software integrity and traceability throughout the software development life cycle.</text:p>
      <text:p text:style-name="P2">a.Name some sample tools available for version control? </text:p>
      <text:p text:style-name="P2"/>
      <text:list xml:id="list5612054475472429972" text:style-name="L5">
        <text:list-item>
          <text:p text:style-name="P22"><text:bookmark text:name="Open_source"/>Revision Control System (RCS)- stores the latest version and backward deltas for fastest access to the trunk tip compared to SCCS and an improved user interface, at the cost of slow branch tip access and missing support for included/excluded deltas. </text:p>
        </text:list-item>
      </text:list>
      <text:list xml:id="list3522513522836230438" text:style-name="L4">
        <text:list-item>
          <text:p text:style-name="P23">Source Code Control System (SCCS)– part of UNIX; based on interleaved deltas, can construct versions as arbitrary sets of revisions. Extracting an arbitrary version takes essentially the same time and is thus more useful in environments that rely heavily on branching and merging with multiple "current" and identical versions. </text:p>
        </text:list-item>
      </text:list>
      <text:p text:style-name="P1"/>
      <text:p text:style-name="P2">b.How does version control help in agile projects?</text:p>
      <text:p text:style-name="P5"><text:s text:c="8"/>In agile projects, it is possible that several teams work on the same modules of a project. This could lead to code integration hell without proper communication among the teams. Version control can be used to avoid this problem. There will always be <text:s/>a clean, releasable version at the end of each iteration with the help of Version Control. <text:s/></text:p>
      <text:p text:style-name="P3"/>
      <text:p text:style-name="P3"><text:span text:style-name="T15">5. Describe Automated Testing vs Deployment Automation</text:span></text:p>
      <text:p text:style-name="P3"><text:span text:style-name="T14">A</text:span><text:span text:style-name="T15">utomated testing</text:span><text:span text:style-name="T11"> is </text:span><text:span text:style-name="T12">used </text:span><text:span text:style-name="T11">to simplify the testing effort. Automated testing tools are capable of executing tests, reporting outcomes and comparing results with earlier test runs. Tests carried out with these tools can be run repeatedly, at any time of day. The automation </text:span><text:soft-page-break/><text:span text:style-name="T11">software can also enter test data into the System Under Test , compare expected and actual </text:span><text:span text:style-name="T12">r</text:span><text:span text:style-name="T11">esults and generate detailed test reports. </text:span></text:p>
      <text:p text:style-name="P19">Test Automation demands considerable investments of money and resources. Successive development cycles will require execution of same test suite repeatedly. Using a test automation tool it's possible to record this test suite and re-play it as required. Once the <text:span text:style-name="T27">t</text:span>est suite is automated, no human intervention is required . </text:p>
      <text:p text:style-name="P19">Goal of Automation is to reduce number of test cases to be run manually and not eliminate manual testing all together. </text:p>
      <text:p text:style-name="P3"><text:span text:style-name="T15">Deployment Automation</text:span><text:span text:style-name="T11"> </text:span><text:span text:style-name="T12">is used to</text:span><text:span text:style-name="T9"> improve the speed and quality of software releases, and address the challenges of manual software deployment. They can be a collection of </text:span>custom scripts, or a full fledged automated deployment and release management system. <text:span text:style-name="T31">It</text:span> <text:span text:style-name="T31">reduces complexity and risk by using standarised scripts. It can also reduce the overall cost.</text:span></text:p>
      <text:p text:style-name="P11"/>
      <text:p text:style-name="P1"/>
      <text:p text:style-name="P1"/>
      <text:p text:style-name="P1"/>
      <text:section text:style-name="Sect1" text:name="outerContainer">
        <text:p text:style-name="P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2" svg:font-family="OpenSymbol, 'Arial Unicode MS'" style:font-charset="x-symbol"/>
    <style:font-face style:name="StarSymbol" svg:font-family="StarSymbol" style:font-charset="x-symbol"/>
    <style:font-face style:name="OpenSymbol1" svg:font-family="OpenSymbol, 'Arial Unicode MS'"/>
    <style:font-face style:name="Symbol" svg:font-family="Symbol"/>
    <style:font-face style:name="sans-serif" svg:font-family="sans-serif"/>
    <style:font-face style:name="sans-serif1" svg:font-family="sans-serif, Arial"/>
    <style:font-face style:name="FreeSans1" svg:font-family="FreeSans" style:font-family-generic="swiss"/>
    <style:font-face style:name="Abyssinica SIL" svg:font-family="'Abyssinica SIL'"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4z1" style:family="text">
      <style:text-properties style:font-name="OpenSymbol1" fo:font-family="OpenSymbol, 'Arial Unicode MS'" style:font-name-complex="OpenSymbol2" style:font-family-complex="OpenSymbol, 'Arial Unicode MS'" style:font-charset-complex="x-symbol"/>
    </style:style>
    <style:style style:name="WW8Num4z0" style:family="text">
      <style:text-properties style:font-name="Symbol" fo:font-family="Symbol" style:font-name-complex="OpenSymbol2" style:font-family-complex="OpenSymbol, 'Arial Unicode MS'"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6T14:22:41.899674580</meta:creation-date>
    <dc:date>2016-08-26T17:47:56.107072298</dc:date>
    <meta:editing-duration>PT3M24S</meta:editing-duration>
    <meta:editing-cycles>2</meta:editing-cycles>
    <meta:generator>LibreOffice/5.1.4.2$Linux_X86_64 LibreOffice_project/10m0$Build-2</meta:generator>
    <meta:document-statistic meta:table-count="0" meta:image-count="0" meta:object-count="0" meta:page-count="4" meta:paragraph-count="50" meta:word-count="1058" meta:character-count="6579" meta:non-whitespace-character-count="5480"/>
  </office:meta>
</office:document-meta>
</file>